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36"/>
    <style:style style:name="gr1" style:family="graphic">
      <style:graphic-properties draw:ole-draw-aspect="1"/>
    </style:style>
  </office:automatic-styles>
  <office:body>
    <office:spreadsheet>
      <table:table table:name="Code Contrib" table:style-name="ta1">
        <table:shapes>
          <draw:frame draw:z-index="0" draw:style-name="gr1" svg:width="6.0268in" svg:height="2.5949in" svg:x="2.7094in" svg:y="1.1768in">
            <draw:object draw:notify-on-update-of-ranges="'Code Contrib'.A2:'Code Contrib'.A64 'Code Contrib'.B1:'Code Contrib'.B1 'Code Contrib'.B2:'Code Contrib'.B6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Users</text:p>
          </table:table-cell>
          <table:table-cell table:number-columns-repeated="4"/>
        </table:table-row>
        <table:table-row table:style-name="ro1">
          <table:table-cell office:value-type="date" office:date-value="2011-10-01">
            <text:p>10/01/11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date" office:date-value="2011-11-01">
            <text:p>11/01/11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date" office:date-value="2011-12-01">
            <text:p>12/01/11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date" office:date-value="2012-02-01">
            <text:p>02/01/1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date" office:date-value="2012-02-01">
            <text:p>02/01/12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date" office:date-value="2012-02-01">
            <text:p>02/01/12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date" office:date-value="2012-05-01">
            <text:p>05/01/12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date" office:date-value="2012-05-01">
            <text:p>05/01/12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date" office:date-value="2012-05-01">
            <text:p>05/01/12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date" office:date-value="2012-05-01">
            <text:p>05/01/12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date" office:date-value="2012-05-01">
            <text:p>05/01/12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date" office:date-value="2012-06-01">
            <text:p>06/01/12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date" office:date-value="2012-07-01">
            <text:p>07/01/12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date" office:date-value="2012-07-01">
            <text:p>07/01/12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date" office:date-value="2012-09-01">
            <text:p>09/01/12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date" office:date-value="2012-09-01">
            <text:p>09/01/12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date" office:date-value="2012-10-01">
            <text:p>10/01/12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date" office:date-value="2012-10-01">
            <text:p>10/01/12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date" office:date-value="2012-10-01">
            <text:p>10/01/12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date" office:date-value="2012-11-01">
            <text:p>11/01/12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date" office:date-value="2012-11-01">
            <text:p>11/01/12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date" office:date-value="2012-12-01">
            <text:p>12/01/12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date" office:date-value="2012-12-01">
            <text:p>12/01/12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date" office:date-value="2013-01-01">
            <text:p>01/01/13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date" office:date-value="2013-01-01">
            <text:p>01/01/13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date" office:date-value="2013-01-01">
            <text:p>01/01/13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date" office:date-value="2013-01-01">
            <text:p>01/01/13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date" office:date-value="2013-01-01">
            <text:p>01/01/13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date" office:date-value="2013-02-01">
            <text:p>02/01/13</text:p>
          </table:table-cell>
          <table:table-cell office:value-type="float" office:value="29">
            <text:p>29</text:p>
          </table:table-cell>
          <table:table-cell table:number-columns-repeated="3"/>
          <table:table-cell table:style-name="ce2"/>
        </table:table-row>
        <table:table-row table:style-name="ro1">
          <table:table-cell office:value-type="date" office:date-value="2013-02-01">
            <text:p>02/01/13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date" office:date-value="2013-03-01">
            <text:p>03/01/13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date" office:date-value="2013-03-01">
            <text:p>03/01/13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date" office:date-value="2013-03-01">
            <text:p>03/01/13</text:p>
          </table:table-cell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date" office:date-value="2013-04-01">
            <text:p>04/01/13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date" office:date-value="2013-04-01">
            <text:p>04/01/13</text:p>
          </table:table-cell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date" office:date-value="2013-05-01">
            <text:p>05/01/13</text:p>
          </table:table-cell>
          <table:table-cell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date" office:date-value="2013-05-01">
            <text:p>05/01/13</text:p>
          </table:table-cell>
          <table:table-cell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date" office:date-value="2013-05-01">
            <text:p>05/01/13</text:p>
          </table:table-cell>
          <table:table-cell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date" office:date-value="2013-06-01">
            <text:p>06/01/13</text:p>
          </table:table-cell>
          <table:table-cell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date" office:date-value="2013-06-01">
            <text:p>06/01/13</text:p>
          </table:table-cell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date" office:date-value="2013-06-01">
            <text:p>06/01/13</text:p>
          </table:table-cell>
          <table:table-cell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date" office:date-value="2013-06-01">
            <text:p>06/01/13</text:p>
          </table:table-cell>
          <table:table-cell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date" office:date-value="2013-07-01">
            <text:p>07/01/13</text:p>
          </table:table-cell>
          <table:table-cell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date" office:date-value="2013-07-01">
            <text:p>07/01/13</text:p>
          </table:table-cell>
          <table:table-cell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date" office:date-value="2013-08-01">
            <text:p>08/01/13</text:p>
          </table:table-cell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date" office:date-value="2013-08-01">
            <text:p>08/01/13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date" office:date-value="2013-09-01">
            <text:p>09/01/13</text:p>
          </table:table-cell>
          <table:table-cell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date" office:date-value="2013-10-01">
            <text:p>10/01/1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date" office:date-value="2013-10-15">
            <text:p>10/15/13</text:p>
          </table:table-cell>
          <table:table-cell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date" office:date-value="2013-11-14">
            <text:p>11/14/13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date" office:date-value="2013-11-18">
            <text:p>11/18/13</text:p>
          </table:table-cell>
          <table:table-cell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date" office:date-value="2013-12-03">
            <text:p>12/03/13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date" office:date-value="2013-12-16">
            <text:p>12/16/13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date" office:date-value="2013-12-18">
            <text:p>12/18/13</text:p>
          </table:table-cell>
          <table:table-cell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date" office:date-value="2014-01-15">
            <text:p>01/15/14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date" office:date-value="2014-01-17">
            <text:p>01/17/14</text:p>
          </table:table-cell>
          <table:table-cell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date" office:date-value="2014-01-18">
            <text:p>01/18/14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date" office:date-value="2014-01-19">
            <text:p>01/19/14</text:p>
          </table:table-cell>
          <table:table-cell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date" office:date-value="2014-01-19">
            <text:p>01/19/14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date" office:date-value="2014-01-26">
            <text:p>01/26/14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date" office:date-value="2014-02-12">
            <text:p>02/12/14</text:p>
          </table:table-cell>
          <table:table-cell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date" office:date-value="2014-02-28">
            <text:p>02/28/14</text:p>
          </table:table-cell>
          <table:table-cell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date" office:date-value="2014-03-12">
            <text:p>03/12/14</text:p>
          </table:table-cell>
          <table:table-cell office:value-type="float" office:value="63">
            <text:p>63</text:p>
          </table:table-cell>
          <table:table-cell table:number-columns-repeated="4"/>
        </table:table-row>
        <table:table-row table:style-name="ro1" table:number-rows-repeated="104851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ompare" table:style-name="ta1">
        <table:shapes>
          <draw:frame draw:z-index="0" draw:style-name="gr1" svg:width="6.0268in" svg:height="2.5949in" svg:x="6.6106in" svg:y="0.8618in">
            <draw:object draw:notify-on-update-of-ranges="Compare.A2:Compare.A65 Compare.A1:Compare.A1 Compare.B2:Compare.B65 Compare.A2:Compare.A65 Compare.C1:Compare.C1 Compare.D2:Compare.D16 Compare.C2:Compare.C16 Compare.E1:Compare.E1 Compare.F2:Compare.F28 Compare.E2:Compare.E2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number-columns-repeated="4" table:default-cell-style-name="Default"/>
        <table:table-row table:style-name="ro2">
          <table:table-cell office:value-type="string">
            <text:p>MoveIt!</text:p>
          </table:table-cell>
          <table:table-cell/>
          <table:table-cell office:value-type="string">
            <text:p>OMPL</text:p>
          </table:table-cell>
          <table:table-cell/>
          <table:table-cell office:value-type="string">
            <text:p>OpenRave</text:p>
          </table:table-cell>
          <table:table-cell/>
        </table:table-row>
        <table:table-row table:style-name="ro1">
          <table:table-cell office:value-type="date" office:date-value="2011-10-01">
            <text:p>10/01/11</text:p>
          </table:table-cell>
          <table:table-cell office:value-type="float" office:value="1">
            <text:p>1</text:p>
          </table:table-cell>
          <table:table-cell table:style-name="ce1" office:value-type="date" office:date-value="2008-07-15">
            <text:p>07/15/08</text:p>
          </table:table-cell>
          <table:table-cell office:value-type="float" office:value="1">
            <text:p>1</text:p>
          </table:table-cell>
          <table:table-cell table:style-name="ce1" office:value-type="date" office:date-value="2009-08-15">
            <text:p>08/15/0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1-11-01">
            <text:p>11/01/11</text:p>
          </table:table-cell>
          <table:table-cell office:value-type="float" office:value="2">
            <text:p>2</text:p>
          </table:table-cell>
          <table:table-cell table:style-name="ce1" office:value-type="date" office:date-value="2008-08-15">
            <text:p>08/15/08</text:p>
          </table:table-cell>
          <table:table-cell office:value-type="float" office:value="2">
            <text:p>2</text:p>
          </table:table-cell>
          <table:table-cell table:style-name="ce1" office:value-type="date" office:date-value="2010-03-10">
            <text:p>03/10/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11-12-01">
            <text:p>12/01/11</text:p>
          </table:table-cell>
          <table:table-cell office:value-type="float" office:value="3">
            <text:p>3</text:p>
          </table:table-cell>
          <table:table-cell table:style-name="ce1" office:value-type="date" office:date-value="2010-05-21">
            <text:p>05/21/10</text:p>
          </table:table-cell>
          <table:table-cell office:value-type="float" office:value="3">
            <text:p>3</text:p>
          </table:table-cell>
          <table:table-cell table:style-name="ce1" office:value-type="date" office:date-value="2010-03-26">
            <text:p>03/26/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12-02-01">
            <text:p>02/01/12</text:p>
          </table:table-cell>
          <table:table-cell office:value-type="float" office:value="4">
            <text:p>4</text:p>
          </table:table-cell>
          <table:table-cell table:style-name="ce1" office:value-type="date" office:date-value="2011-05-23">
            <text:p>05/23/11</text:p>
          </table:table-cell>
          <table:table-cell office:value-type="float" office:value="4">
            <text:p>4</text:p>
          </table:table-cell>
          <table:table-cell table:style-name="ce1" office:value-type="date" office:date-value="2010-07-12">
            <text:p>07/12/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12-02-01">
            <text:p>02/01/12</text:p>
          </table:table-cell>
          <table:table-cell office:value-type="float" office:value="5">
            <text:p>5</text:p>
          </table:table-cell>
          <table:table-cell table:style-name="ce1" office:value-type="date" office:date-value="2011-08-08">
            <text:p>08/08/11</text:p>
          </table:table-cell>
          <table:table-cell office:value-type="float" office:value="5">
            <text:p>5</text:p>
          </table:table-cell>
          <table:table-cell table:style-name="ce1" office:value-type="date" office:date-value="2010-10-06">
            <text:p>10/06/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date" office:date-value="2012-02-01">
            <text:p>02/01/12</text:p>
          </table:table-cell>
          <table:table-cell office:value-type="float" office:value="6">
            <text:p>6</text:p>
          </table:table-cell>
          <table:table-cell table:style-name="ce1" office:value-type="date" office:date-value="2011-08-18">
            <text:p>08/18/11</text:p>
          </table:table-cell>
          <table:table-cell office:value-type="float" office:value="6">
            <text:p>6</text:p>
          </table:table-cell>
          <table:table-cell table:style-name="ce1" office:value-type="date" office:date-value="2011-04-05">
            <text:p>04/05/1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date" office:date-value="2012-05-01">
            <text:p>05/01/12</text:p>
          </table:table-cell>
          <table:table-cell office:value-type="float" office:value="7">
            <text:p>7</text:p>
          </table:table-cell>
          <table:table-cell table:style-name="ce1" office:value-type="date" office:date-value="2011-10-12">
            <text:p>10/12/11</text:p>
          </table:table-cell>
          <table:table-cell office:value-type="float" office:value="7">
            <text:p>7</text:p>
          </table:table-cell>
          <table:table-cell table:style-name="ce1" office:value-type="date" office:date-value="2011-06-20">
            <text:p>06/20/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date" office:date-value="2012-05-01">
            <text:p>05/01/12</text:p>
          </table:table-cell>
          <table:table-cell office:value-type="float" office:value="8">
            <text:p>8</text:p>
          </table:table-cell>
          <table:table-cell table:style-name="ce1" office:value-type="date" office:date-value="2011-12-09">
            <text:p>12/09/11</text:p>
          </table:table-cell>
          <table:table-cell office:value-type="float" office:value="8">
            <text:p>8</text:p>
          </table:table-cell>
          <table:table-cell table:style-name="ce1" office:value-type="date" office:date-value="2011-09-08">
            <text:p>09/08/1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date" office:date-value="2012-05-01">
            <text:p>05/01/12</text:p>
          </table:table-cell>
          <table:table-cell office:value-type="float" office:value="9">
            <text:p>9</text:p>
          </table:table-cell>
          <table:table-cell table:style-name="ce1" office:value-type="date" office:date-value="2012-07-11">
            <text:p>07/11/12</text:p>
          </table:table-cell>
          <table:table-cell office:value-type="float" office:value="9">
            <text:p>9</text:p>
          </table:table-cell>
          <table:table-cell table:style-name="ce1" office:value-type="date" office:date-value="2011-09-28">
            <text:p>09/28/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date" office:date-value="2012-05-01">
            <text:p>05/01/12</text:p>
          </table:table-cell>
          <table:table-cell office:value-type="float" office:value="10">
            <text:p>10</text:p>
          </table:table-cell>
          <table:table-cell table:style-name="ce1" office:value-type="date" office:date-value="2012-07-24">
            <text:p>07/24/12</text:p>
          </table:table-cell>
          <table:table-cell office:value-type="float" office:value="10">
            <text:p>10</text:p>
          </table:table-cell>
          <table:table-cell table:style-name="ce1" office:value-type="date" office:date-value="2012-07-25">
            <text:p>07/25/1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date" office:date-value="2012-05-01">
            <text:p>05/01/12</text:p>
          </table:table-cell>
          <table:table-cell office:value-type="float" office:value="11">
            <text:p>11</text:p>
          </table:table-cell>
          <table:table-cell table:style-name="ce1" office:value-type="date" office:date-value="2013-01-09">
            <text:p>01/09/13</text:p>
          </table:table-cell>
          <table:table-cell office:value-type="float" office:value="11">
            <text:p>11</text:p>
          </table:table-cell>
          <table:table-cell table:style-name="ce1" office:value-type="date" office:date-value="2012-10-30">
            <text:p>10/30/1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date" office:date-value="2012-06-01">
            <text:p>06/01/12</text:p>
          </table:table-cell>
          <table:table-cell office:value-type="float" office:value="12">
            <text:p>12</text:p>
          </table:table-cell>
          <table:table-cell table:style-name="ce1" office:value-type="date" office:date-value="2013-03-24">
            <text:p>03/24/13</text:p>
          </table:table-cell>
          <table:table-cell office:value-type="float" office:value="12">
            <text:p>12</text:p>
          </table:table-cell>
          <table:table-cell table:style-name="ce1" office:value-type="date" office:date-value="2012-10-30">
            <text:p>10/30/1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date" office:date-value="2012-07-01">
            <text:p>07/01/12</text:p>
          </table:table-cell>
          <table:table-cell office:value-type="float" office:value="13">
            <text:p>13</text:p>
          </table:table-cell>
          <table:table-cell table:style-name="ce1" office:value-type="date" office:date-value="2013-06-07">
            <text:p>06/07/13</text:p>
          </table:table-cell>
          <table:table-cell office:value-type="float" office:value="13">
            <text:p>13</text:p>
          </table:table-cell>
          <table:table-cell table:style-name="ce1" office:value-type="date" office:date-value="2013-01-23">
            <text:p>01/23/1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date" office:date-value="2012-07-01">
            <text:p>07/01/12</text:p>
          </table:table-cell>
          <table:table-cell office:value-type="float" office:value="14">
            <text:p>14</text:p>
          </table:table-cell>
          <table:table-cell table:style-name="ce1" office:value-type="date" office:date-value="2013-06-18">
            <text:p>06/18/13</text:p>
          </table:table-cell>
          <table:table-cell office:value-type="float" office:value="14">
            <text:p>14</text:p>
          </table:table-cell>
          <table:table-cell table:style-name="ce1" office:value-type="date" office:date-value="2013-04-01">
            <text:p>04/01/1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date" office:date-value="2012-09-01">
            <text:p>09/01/12</text:p>
          </table:table-cell>
          <table:table-cell office:value-type="float" office:value="15">
            <text:p>15</text:p>
          </table:table-cell>
          <table:table-cell table:style-name="ce1" office:value-type="date" office:date-value="2014-04-01T21:02:48">
            <text:p>04/01/14</text:p>
          </table:table-cell>
          <table:table-cell office:value-type="float" office:value="14">
            <text:p>14</text:p>
          </table:table-cell>
          <table:table-cell table:style-name="ce1" office:value-type="date" office:date-value="2013-04-02">
            <text:p>04/02/1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date" office:date-value="2012-09-01">
            <text:p>09/01/12</text:p>
          </table:table-cell>
          <table:table-cell office:value-type="float" office:value="16">
            <text:p>16</text:p>
          </table:table-cell>
          <table:table-cell table:number-columns-repeated="2"/>
          <table:table-cell table:style-name="ce1" office:value-type="date" office:date-value="2013-06-14">
            <text:p>06/14/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date" office:date-value="2012-10-01">
            <text:p>10/01/12</text:p>
          </table:table-cell>
          <table:table-cell office:value-type="float" office:value="17">
            <text:p>17</text:p>
          </table:table-cell>
          <table:table-cell table:number-columns-repeated="2"/>
          <table:table-cell table:style-name="ce1" office:value-type="date" office:date-value="2013-07-14">
            <text:p>07/14/1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date" office:date-value="2012-10-01">
            <text:p>10/01/12</text:p>
          </table:table-cell>
          <table:table-cell office:value-type="float" office:value="18">
            <text:p>18</text:p>
          </table:table-cell>
          <table:table-cell table:number-columns-repeated="2"/>
          <table:table-cell table:style-name="ce1" office:value-type="date" office:date-value="2013-11-08">
            <text:p>11/08/1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date" office:date-value="2012-10-01">
            <text:p>10/01/12</text:p>
          </table:table-cell>
          <table:table-cell office:value-type="float" office:value="19">
            <text:p>19</text:p>
          </table:table-cell>
          <table:table-cell table:number-columns-repeated="2"/>
          <table:table-cell table:style-name="ce1" office:value-type="date" office:date-value="2013-11-14">
            <text:p>11/14/1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date" office:date-value="2012-11-01">
            <text:p>11/01/12</text:p>
          </table:table-cell>
          <table:table-cell office:value-type="float" office:value="20">
            <text:p>20</text:p>
          </table:table-cell>
          <table:table-cell table:number-columns-repeated="2"/>
          <table:table-cell table:style-name="ce1" office:value-type="date" office:date-value="2013-11-21">
            <text:p>11/21/1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date" office:date-value="2012-11-01">
            <text:p>11/01/12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1" office:value-type="date" office:date-value="2013-11-22">
            <text:p>11/22/1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date" office:date-value="2012-12-01">
            <text:p>12/01/12</text:p>
          </table:table-cell>
          <table:table-cell office:value-type="float" office:value="22">
            <text:p>22</text:p>
          </table:table-cell>
          <table:table-cell table:number-columns-repeated="2"/>
          <table:table-cell table:style-name="ce1" office:value-type="date" office:date-value="2014-01-09">
            <text:p>01/09/1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date" office:date-value="2012-12-01">
            <text:p>12/01/12</text:p>
          </table:table-cell>
          <table:table-cell office:value-type="float" office:value="23">
            <text:p>23</text:p>
          </table:table-cell>
          <table:table-cell table:number-columns-repeated="2"/>
          <table:table-cell table:style-name="ce1" office:value-type="date" office:date-value="2014-01-14">
            <text:p>01/14/1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date" office:date-value="2013-01-01">
            <text:p>01/01/13</text:p>
          </table:table-cell>
          <table:table-cell office:value-type="float" office:value="24">
            <text:p>24</text:p>
          </table:table-cell>
          <table:table-cell table:number-columns-repeated="2"/>
          <table:table-cell table:style-name="ce1" office:value-type="date" office:date-value="2014-01-15">
            <text:p>01/15/14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date" office:date-value="2013-01-01">
            <text:p>01/01/13</text:p>
          </table:table-cell>
          <table:table-cell office:value-type="float" office:value="25">
            <text:p>25</text:p>
          </table:table-cell>
          <table:table-cell table:number-columns-repeated="2"/>
          <table:table-cell table:style-name="ce1" office:value-type="date" office:date-value="2014-02-25">
            <text:p>02/25/1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date" office:date-value="2013-01-01">
            <text:p>01/01/13</text:p>
          </table:table-cell>
          <table:table-cell office:value-type="float" office:value="26">
            <text:p>26</text:p>
          </table:table-cell>
          <table:table-cell table:number-columns-repeated="2"/>
          <table:table-cell table:style-name="ce1" office:value-type="date" office:date-value="2014-02-27">
            <text:p>02/27/14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date" office:date-value="2013-01-01">
            <text:p>01/01/13</text:p>
          </table:table-cell>
          <table:table-cell office:value-type="float" office:value="27">
            <text:p>27</text:p>
          </table:table-cell>
          <table:table-cell table:number-columns-repeated="2"/>
          <table:table-cell table:style-name="ce1" office:value-type="date" office:date-value="2014-04-01T21:15:31">
            <text:p>04/01/14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date" office:date-value="2013-01-01">
            <text:p>01/01/13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date" office:date-value="2013-02-01">
            <text:p>02/01/13</text:p>
          </table:table-cell>
          <table:table-cell office:value-type="float" office:value="29">
            <text:p>29</text:p>
          </table:table-cell>
          <table:table-cell table:number-columns-repeated="3"/>
          <table:table-cell table:style-name="ce2"/>
        </table:table-row>
        <table:table-row table:style-name="ro1">
          <table:table-cell office:value-type="date" office:date-value="2013-02-01">
            <text:p>02/01/13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date" office:date-value="2013-03-01">
            <text:p>03/01/13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date" office:date-value="2013-03-01">
            <text:p>03/01/13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date" office:date-value="2013-03-01">
            <text:p>03/01/13</text:p>
          </table:table-cell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date" office:date-value="2013-04-01">
            <text:p>04/01/13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date" office:date-value="2013-04-01">
            <text:p>04/01/13</text:p>
          </table:table-cell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date" office:date-value="2013-05-01">
            <text:p>05/01/13</text:p>
          </table:table-cell>
          <table:table-cell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date" office:date-value="2013-05-01">
            <text:p>05/01/13</text:p>
          </table:table-cell>
          <table:table-cell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date" office:date-value="2013-05-01">
            <text:p>05/01/13</text:p>
          </table:table-cell>
          <table:table-cell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date" office:date-value="2013-06-01">
            <text:p>06/01/13</text:p>
          </table:table-cell>
          <table:table-cell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date" office:date-value="2013-06-01">
            <text:p>06/01/13</text:p>
          </table:table-cell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date" office:date-value="2013-06-01">
            <text:p>06/01/13</text:p>
          </table:table-cell>
          <table:table-cell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date" office:date-value="2013-06-01">
            <text:p>06/01/13</text:p>
          </table:table-cell>
          <table:table-cell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date" office:date-value="2013-07-01">
            <text:p>07/01/13</text:p>
          </table:table-cell>
          <table:table-cell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date" office:date-value="2013-07-01">
            <text:p>07/01/13</text:p>
          </table:table-cell>
          <table:table-cell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date" office:date-value="2013-08-01">
            <text:p>08/01/13</text:p>
          </table:table-cell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date" office:date-value="2013-08-01">
            <text:p>08/01/13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date" office:date-value="2013-09-01">
            <text:p>09/01/13</text:p>
          </table:table-cell>
          <table:table-cell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date" office:date-value="2013-10-01">
            <text:p>10/01/1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date" office:date-value="2013-10-15">
            <text:p>10/15/13</text:p>
          </table:table-cell>
          <table:table-cell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date" office:date-value="2013-11-14">
            <text:p>11/14/13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date" office:date-value="2013-11-18">
            <text:p>11/18/13</text:p>
          </table:table-cell>
          <table:table-cell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date" office:date-value="2013-12-03">
            <text:p>12/03/13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date" office:date-value="2013-12-16">
            <text:p>12/16/13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date" office:date-value="2013-12-18">
            <text:p>12/18/13</text:p>
          </table:table-cell>
          <table:table-cell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date" office:date-value="2014-01-15">
            <text:p>01/15/14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date" office:date-value="2014-01-17">
            <text:p>01/17/14</text:p>
          </table:table-cell>
          <table:table-cell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date" office:date-value="2014-01-18">
            <text:p>01/18/14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date" office:date-value="2014-01-19">
            <text:p>01/19/14</text:p>
          </table:table-cell>
          <table:table-cell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date" office:date-value="2014-01-19">
            <text:p>01/19/14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date" office:date-value="2014-01-26">
            <text:p>01/26/14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date" office:date-value="2014-02-12">
            <text:p>02/12/14</text:p>
          </table:table-cell>
          <table:table-cell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date" office:date-value="2014-02-28">
            <text:p>02/28/14</text:p>
          </table:table-cell>
          <table:table-cell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date" office:date-value="2014-03-12">
            <text:p>03/12/14</text:p>
          </table:table-cell>
          <table:table-cell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date" office:date-value="2014-04-01T21:15:36">
            <text:p>04/01/14</text:p>
          </table:table-cell>
          <table:table-cell office:value-type="float" office:value="63">
            <text:p>63</text:p>
          </table:table-cell>
          <table:table-cell table:number-columns-repeated="4"/>
        </table:table-row>
        <table:table-row table:style-name="ro1" table:number-rows-repeated="104851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1" table:target-range-address="Compare.C1:Compare.D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-of-week/>
      <number:text>, </number:text>
      <number:month number:textual="true"/>
      <number:text> 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year number:style="long"/>
    </number:date-style>
    <number:date-style style:name="N122">
      <number:month number:textual="true"/>
      <number:text> </number:text>
      <number:year/>
    </number:date-style>
    <number:date-style style:name="N123">
      <number:month number:textual="true"/>
      <number:text> </number:text>
      <number:year number:style="long"/>
    </number:date-style>
    <number:date-style style:name="N124">
      <number:day-of-week/>
      <number:text> </number:text>
      <number:month number:textual="true"/>
      <number:text> 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year number:style="long"/>
    </number:date-style>
    <number:date-style style:name="N125">
      <number:day-of-week/>
      <number:text> </number:text>
      <number:month number:textual="true"/>
      <number:text> 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year number:style="long"/>
    </number:date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Coleman</meta:initial-creator>
    <meta:creation-date>2013-11-04T22:54:03</meta:creation-date>
    <meta:generator>LibreOffice/3.5$Linux_X86_64 LibreOffice_project/350m1$Build-2</meta:generator>
    <dc:date>2014-04-01T21:18:31</dc:date>
    <dc:creator>Dave Coleman</dc:creator>
    <meta:editing-duration>P0D</meta:editing-duration>
    <meta:editing-cycles>4</meta:editing-cycles>
    <meta:document-statistic meta:table-count="2" meta:cell-count="34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3">
      <number:month number:textual="true"/>
      <number:text> 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2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1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draw:stroke="none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309cm" svg:height="6.592cm" xlink:href=".." xlink:type="simple" chart:class="chart:line" chart:style-name="ch1">
        <chart:title svg:x="4.588cm" svg:y="0.266cm" chart:style-name="ch2">
          <text:p>MoveIt! Code Contributors</text:p>
        </chart:title>
        <chart:plot-area chart:style-name="ch3" table:cell-range-address="'Code Contrib'.A1:'Code Contrib'.B64" chart:data-source-has-labels="both" svg:x="1.454cm" svg:y="0.881cm" svg:width="12.809cm" svg:height="4.918cm">
          <chartooo:coordinate-region svg:x="2.242cm" svg:y="1.08cm" svg:width="12.021cm" svg:height="4.019cm"/>
          <chart:axis chart:dimension="x" chart:name="primary-x" chart:style-name="ch4" chartooo:axis-type="auto">
            <chartooo:date-scale/>
            <chart:title svg:x="5.87cm" svg:y="5.91cm" chart:style-name="ch5">
              <text:p>Date of First Commit</text:p>
            </chart:title>
            <chart:categories table:cell-range-address="'Code Contrib'.A2:'Code Contrib'.A64"/>
          </chart:axis>
          <chart:axis chart:dimension="y" chart:name="primary-y" chart:style-name="ch6">
            <chart:title svg:x="0.466cm" svg:y="5.633cm" chart:style-name="ch7">
              <text:p>Number of Contributors</text:p>
            </chart:title>
            <chart:grid chart:style-name="ch8" chart:class="major"/>
          </chart:axis>
          <chart:series chart:style-name="ch9" chart:values-cell-range-address="'Code Contrib'.B2:'Code Contrib'.B64" chart:label-cell-address="'Code Contrib'.B1:'Code Contrib'.B1" chart:class="chart:line">
            <chart:data-point chart:repeated="6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Code Contrib'.B1:'Code Contrib'.B1</svg:desc>
                </draw:g>
              </table:table-cell>
            </table:table-row>
          </table:table-header-rows>
          <table:table-rows>
            <table:table-row>
              <table:table-cell office:value-type="float" office:value="40817">
                <text:p>40820</text:p>
                <draw:g>
                  <svg:desc>'Code Contrib'.A2:'Code Contrib'.A64</svg:desc>
                </draw:g>
              </table:table-cell>
              <table:table-cell office:value-type="float" office:value="1">
                <text:p>1</text:p>
                <draw:g>
                  <svg:desc>'Code Contrib'.B2:'Code Contrib'.B64</svg:desc>
                </draw:g>
              </table:table-cell>
            </table:table-row>
            <table:table-row>
              <table:table-cell office:value-type="float" office:value="40848">
                <text:p>408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091">
                <text:p>410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1091">
                <text:p>410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1153">
                <text:p>411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153">
                <text:p>411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1244">
                <text:p>412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1244">
                <text:p>4124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334">
                <text:p>413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1334">
                <text:p>413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1334">
                <text:p>413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1365">
                <text:p>4137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1365">
                <text:p>4137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1426">
                <text:p>4143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1426">
                <text:p>414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1426">
                <text:p>4143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1426">
                <text:p>414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1456">
                <text:p>4146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1456">
                <text:p>4146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1518">
                <text:p>4152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1548">
                <text:p>415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1592">
                <text:p>4159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1596">
                <text:p>416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611">
                <text:p>416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1624">
                <text:p>416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1626">
                <text:p>4163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1654">
                <text:p>4165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1656">
                <text:p>4166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1657">
                <text:p>4166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1658">
                <text:p>4166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1658">
                <text:p>4166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1665">
                <text:p>416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1682">
                <text:p>4168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1698">
                <text:p>417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1710">
                <text:p>41710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3">
      <number:month number:textual="true"/>
      <number:text> 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123">
      <style:chart-properties chart:display-label="true" chart:logarithmic="false" chart:minimum="39630" chart:maximum="41729" chart:reverse-direction="false" text:line-break="false" chart:link-data-style-to-source="false" chart:axis-position="0"/>
      <style:graphic-properties svg:stroke-color="#b3b3b3"/>
      <style:text-properties fo:font-size="11pt" style:font-size-asian="10pt" style:font-size-complex="10pt"/>
    </style:style>
    <style:style style:name="ch6" style:family="chart">
      <style:chart-properties chart:auto-position="true" style:rotation-angle="0"/>
      <style:text-properties fo:font-size="11pt" fo:font-weight="bold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draw:stroke="none"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dash" draw:stroke-dash="Ultrafine_20_Dashed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309cm" svg:height="6.592cm" xlink:href=".." xlink:type="simple" chart:class="chart:scatter" chart:style-name="ch1">
        <chart:title svg:x="2.736cm" svg:y="0.266cm" chart:style-name="ch2">
          <text:p>Motion Planning Library Code Contributors</text:p>
        </chart:title>
        <chart:legend svg:x="2.676cm" svg:y="1.543cm" style:legend-expansion="custom" chartooo:width="3.92cm" chartooo:height="1.806cm" style:legend-expansion-aspect-ratio="2.17054263565891" chart:style-name="ch3"/>
        <chart:plot-area chart:style-name="ch4" table:cell-range-address="Compare.A1:Compare.A65 Compare.B2:Compare.B65 Compare.C1:Compare.C1 Compare.D2:Compare.D16 Compare.E1:Compare.E1 Compare.F2:Compare.F28" chart:data-source-has-labels="both" svg:x="1.514cm" svg:y="0.881cm" svg:width="13.017cm" svg:height="4.918cm">
          <chartooo:coordinate-region svg:x="2.242cm" svg:y="1.08cm" svg:width="12.021cm" svg:height="4.019cm"/>
          <chart:axis chart:dimension="x" chart:name="primary-x" chart:style-name="ch5" chartooo:axis-type="auto">
            <chart:title svg:x="6.034cm" svg:y="5.91cm" chart:style-name="ch6">
              <text:p>Date of First Commit</text:p>
            </chart:title>
            <chart:categories table:cell-range-address="Compare.A2:Compare.A65"/>
          </chart:axis>
          <chart:axis chart:dimension="y" chart:name="primary-y" chart:style-name="ch7">
            <chart:title svg:x="0.526cm" svg:y="5.633cm" chart:style-name="ch8">
              <text:p>Number of Contributors</text:p>
            </chart:title>
            <chart:grid chart:style-name="ch9" chart:class="major"/>
          </chart:axis>
          <chart:series chart:style-name="ch10" chart:values-cell-range-address="Compare.B2:Compare.B65" chart:label-cell-address="Compare.A1:Compare.A1" chart:class="chart:scatter">
            <chart:domain table:cell-range-address="Compare.A2:Compare.A65"/>
            <chart:data-point chart:repeated="64"/>
          </chart:series>
          <chart:series chart:style-name="ch11" chart:values-cell-range-address="Compare.D2:Compare.D16" chart:label-cell-address="Compare.C1:Compare.C1" chart:class="chart:scatter">
            <chart:domain table:cell-range-address="Compare.C2:Compare.C16"/>
            <chart:data-point chart:repeated="15"/>
          </chart:series>
          <chart:series chart:style-name="ch12" chart:values-cell-range-address="Compare.F2:Compare.F28" chart:label-cell-address="Compare.E1:Compare.E1" chart:class="chart:scatter">
            <chart:domain table:cell-range-address="Compare.E2:Compare.E28"/>
            <chart:data-point chart:repeated="2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oveIt!</text:p>
                <draw:g>
                  <svg:desc>Compare.A1:Compare.A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OMPL</text:p>
                <draw:g>
                  <svg:desc>Compare.C1:Compare.C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OpenRave</text:p>
                <draw:g>
                  <svg:desc>Compare.E1:Compare.E1</svg:desc>
                </draw:g>
              </table:table-cell>
            </table:table-row>
          </table:table-header-rows>
          <table:table-rows>
            <table:table-row>
              <table:table-cell office:value-type="float" office:value="40817">
                <text:p>40820</text:p>
                <draw:g>
                  <svg:desc>Compare.A2:Compare.A65</svg:desc>
                </draw:g>
              </table:table-cell>
              <table:table-cell office:value-type="float" office:value="40817">
                <text:p>40817</text:p>
                <draw:g>
                  <svg:desc>Compare.A2:Compare.A65</svg:desc>
                </draw:g>
              </table:table-cell>
              <table:table-cell office:value-type="float" office:value="1">
                <text:p>1</text:p>
                <draw:g>
                  <svg:desc>Compare.B2:Compare.B65</svg:desc>
                </draw:g>
              </table:table-cell>
              <table:table-cell office:value-type="float" office:value="39644">
                <text:p>39644</text:p>
                <draw:g>
                  <svg:desc>Compare.C2:Compare.C16</svg:desc>
                </draw:g>
              </table:table-cell>
              <table:table-cell office:value-type="float" office:value="1">
                <text:p>1</text:p>
                <draw:g>
                  <svg:desc>Compare.D2:Compare.D16</svg:desc>
                </draw:g>
              </table:table-cell>
              <table:table-cell office:value-type="float" office:value="40040">
                <text:p>40040</text:p>
                <draw:g>
                  <svg:desc>Compare.E2:Compare.E28</svg:desc>
                </draw:g>
              </table:table-cell>
              <table:table-cell office:value-type="float" office:value="1">
                <text:p>1</text:p>
                <draw:g>
                  <svg:desc>Compare.F2:Compare.F28</svg:desc>
                </draw:g>
              </table:table-cell>
            </table:table-row>
            <table:table-row>
              <table:table-cell office:value-type="float" office:value="40848">
                <text:p>40850</text:p>
              </table:table-cell>
              <table:table-cell office:value-type="float" office:value="40848">
                <text:p>40848</text:p>
              </table:table-cell>
              <table:table-cell office:value-type="float" office:value="2">
                <text:p>2</text:p>
              </table:table-cell>
              <table:table-cell office:value-type="float" office:value="39675">
                <text:p>39675</text:p>
              </table:table-cell>
              <table:table-cell office:value-type="float" office:value="2">
                <text:p>2</text:p>
              </table:table-cell>
              <table:table-cell office:value-type="float" office:value="40247">
                <text:p>402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40878">
                <text:p>40878</text:p>
              </table:table-cell>
              <table:table-cell office:value-type="float" office:value="3">
                <text:p>3</text:p>
              </table:table-cell>
              <table:table-cell office:value-type="float" office:value="40319">
                <text:p>40319</text:p>
              </table:table-cell>
              <table:table-cell office:value-type="float" office:value="3">
                <text:p>3</text:p>
              </table:table-cell>
              <table:table-cell office:value-type="float" office:value="40263">
                <text:p>402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40940">
                <text:p>40940</text:p>
              </table:table-cell>
              <table:table-cell office:value-type="float" office:value="4">
                <text:p>4</text:p>
              </table:table-cell>
              <table:table-cell office:value-type="float" office:value="40686">
                <text:p>40686</text:p>
              </table:table-cell>
              <table:table-cell office:value-type="float" office:value="4">
                <text:p>4</text:p>
              </table:table-cell>
              <table:table-cell office:value-type="float" office:value="40371">
                <text:p>403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40940">
                <text:p>40940</text:p>
              </table:table-cell>
              <table:table-cell office:value-type="float" office:value="5">
                <text:p>5</text:p>
              </table:table-cell>
              <table:table-cell office:value-type="float" office:value="40763">
                <text:p>40763</text:p>
              </table:table-cell>
              <table:table-cell office:value-type="float" office:value="5">
                <text:p>5</text:p>
              </table:table-cell>
              <table:table-cell office:value-type="float" office:value="40457">
                <text:p>404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40940">
                <text:p>40940</text:p>
              </table:table-cell>
              <table:table-cell office:value-type="float" office:value="6">
                <text:p>6</text:p>
              </table:table-cell>
              <table:table-cell office:value-type="float" office:value="40773">
                <text:p>40773</text:p>
              </table:table-cell>
              <table:table-cell office:value-type="float" office:value="6">
                <text:p>6</text:p>
              </table:table-cell>
              <table:table-cell office:value-type="float" office:value="40638">
                <text:p>406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41030">
                <text:p>41030</text:p>
              </table:table-cell>
              <table:table-cell office:value-type="float" office:value="7">
                <text:p>7</text:p>
              </table:table-cell>
              <table:table-cell office:value-type="float" office:value="40828">
                <text:p>40828</text:p>
              </table:table-cell>
              <table:table-cell office:value-type="float" office:value="7">
                <text:p>7</text:p>
              </table:table-cell>
              <table:table-cell office:value-type="float" office:value="40714">
                <text:p>407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41030">
                <text:p>41030</text:p>
              </table:table-cell>
              <table:table-cell office:value-type="float" office:value="8">
                <text:p>8</text:p>
              </table:table-cell>
              <table:table-cell office:value-type="float" office:value="40886">
                <text:p>40886</text:p>
              </table:table-cell>
              <table:table-cell office:value-type="float" office:value="8">
                <text:p>8</text:p>
              </table:table-cell>
              <table:table-cell office:value-type="float" office:value="40794">
                <text:p>407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41030">
                <text:p>41030</text:p>
              </table:table-cell>
              <table:table-cell office:value-type="float" office:value="9">
                <text:p>9</text:p>
              </table:table-cell>
              <table:table-cell office:value-type="float" office:value="41101">
                <text:p>41101</text:p>
              </table:table-cell>
              <table:table-cell office:value-type="float" office:value="9">
                <text:p>9</text:p>
              </table:table-cell>
              <table:table-cell office:value-type="float" office:value="40814">
                <text:p>408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41030">
                <text:p>41030</text:p>
              </table:table-cell>
              <table:table-cell office:value-type="float" office:value="10">
                <text:p>10</text:p>
              </table:table-cell>
              <table:table-cell office:value-type="float" office:value="41114">
                <text:p>41114</text:p>
              </table:table-cell>
              <table:table-cell office:value-type="float" office:value="10">
                <text:p>10</text:p>
              </table:table-cell>
              <table:table-cell office:value-type="float" office:value="41115">
                <text:p>411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41030">
                <text:p>41030</text:p>
              </table:table-cell>
              <table:table-cell office:value-type="float" office:value="11">
                <text:p>11</text:p>
              </table:table-cell>
              <table:table-cell office:value-type="float" office:value="41283">
                <text:p>41283</text:p>
              </table:table-cell>
              <table:table-cell office:value-type="float" office:value="11">
                <text:p>11</text:p>
              </table:table-cell>
              <table:table-cell office:value-type="float" office:value="41212">
                <text:p>412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41061">
                <text:p>41061</text:p>
              </table:table-cell>
              <table:table-cell office:value-type="float" office:value="12">
                <text:p>12</text:p>
              </table:table-cell>
              <table:table-cell office:value-type="float" office:value="41357">
                <text:p>41357</text:p>
              </table:table-cell>
              <table:table-cell office:value-type="float" office:value="12">
                <text:p>12</text:p>
              </table:table-cell>
              <table:table-cell office:value-type="float" office:value="41212">
                <text:p>412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091">
                <text:p>41090</text:p>
              </table:table-cell>
              <table:table-cell office:value-type="float" office:value="41091">
                <text:p>41091</text:p>
              </table:table-cell>
              <table:table-cell office:value-type="float" office:value="13">
                <text:p>13</text:p>
              </table:table-cell>
              <table:table-cell office:value-type="float" office:value="41432">
                <text:p>41432</text:p>
              </table:table-cell>
              <table:table-cell office:value-type="float" office:value="13">
                <text:p>13</text:p>
              </table:table-cell>
              <table:table-cell office:value-type="float" office:value="41297">
                <text:p>412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1091">
                <text:p>41090</text:p>
              </table:table-cell>
              <table:table-cell office:value-type="float" office:value="41091">
                <text:p>41091</text:p>
              </table:table-cell>
              <table:table-cell office:value-type="float" office:value="14">
                <text:p>14</text:p>
              </table:table-cell>
              <table:table-cell office:value-type="float" office:value="41443">
                <text:p>41443</text:p>
              </table:table-cell>
              <table:table-cell office:value-type="float" office:value="14">
                <text:p>14</text:p>
              </table:table-cell>
              <table:table-cell office:value-type="float" office:value="41365">
                <text:p>4136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1153">
                <text:p>41150</text:p>
              </table:table-cell>
              <table:table-cell office:value-type="float" office:value="41153">
                <text:p>41153</text:p>
              </table:table-cell>
              <table:table-cell office:value-type="float" office:value="15">
                <text:p>15</text:p>
              </table:table-cell>
              <table:table-cell office:value-type="float" office:value="41730.8769444445">
                <text:p>41730.8769444445</text:p>
              </table:table-cell>
              <table:table-cell office:value-type="float" office:value="14">
                <text:p>14</text:p>
              </table:table-cell>
              <table:table-cell office:value-type="float" office:value="41366">
                <text:p>413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153">
                <text:p>41150</text:p>
              </table:table-cell>
              <table:table-cell office:value-type="float" office:value="41153">
                <text:p>41153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439">
                <text:p>414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41183">
                <text:p>41183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469">
                <text:p>414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41183">
                <text:p>41183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586">
                <text:p>415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41183">
                <text:p>41183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592">
                <text:p>4159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41214">
                <text:p>4121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599">
                <text:p>415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41214">
                <text:p>41214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00">
                <text:p>416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1244">
                <text:p>41240</text:p>
              </table:table-cell>
              <table:table-cell office:value-type="float" office:value="41244">
                <text:p>41244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48">
                <text:p>4164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1244">
                <text:p>41240</text:p>
              </table:table-cell>
              <table:table-cell office:value-type="float" office:value="41244">
                <text:p>4124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53">
                <text:p>4165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41275">
                <text:p>41275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54">
                <text:p>416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41275">
                <text:p>4127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95">
                <text:p>416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41275">
                <text:p>41275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97">
                <text:p>4169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41275">
                <text:p>41275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730.885775463">
                <text:p>41730.88577546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41275">
                <text:p>41275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41306">
                <text:p>41306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41306">
                <text:p>41306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4">
                <text:p>41330</text:p>
              </table:table-cell>
              <table:table-cell office:value-type="float" office:value="41334">
                <text:p>41334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4">
                <text:p>41330</text:p>
              </table:table-cell>
              <table:table-cell office:value-type="float" office:value="41334">
                <text:p>41334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4">
                <text:p>41330</text:p>
              </table:table-cell>
              <table:table-cell office:value-type="float" office:value="41334">
                <text:p>41334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5">
                <text:p>41370</text:p>
              </table:table-cell>
              <table:table-cell office:value-type="float" office:value="41365">
                <text:p>41365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5">
                <text:p>41370</text:p>
              </table:table-cell>
              <table:table-cell office:value-type="float" office:value="41365">
                <text:p>4136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41395">
                <text:p>41395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41395">
                <text:p>41395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41395">
                <text:p>41395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26">
                <text:p>41430</text:p>
              </table:table-cell>
              <table:table-cell office:value-type="float" office:value="41426">
                <text:p>41426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26">
                <text:p>41430</text:p>
              </table:table-cell>
              <table:table-cell office:value-type="float" office:value="41426">
                <text:p>4142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26">
                <text:p>41430</text:p>
              </table:table-cell>
              <table:table-cell office:value-type="float" office:value="41426">
                <text:p>41426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26">
                <text:p>41430</text:p>
              </table:table-cell>
              <table:table-cell office:value-type="float" office:value="41426">
                <text:p>41426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56">
                <text:p>41460</text:p>
              </table:table-cell>
              <table:table-cell office:value-type="float" office:value="41456">
                <text:p>41456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56">
                <text:p>41460</text:p>
              </table:table-cell>
              <table:table-cell office:value-type="float" office:value="41456">
                <text:p>41456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41487">
                <text:p>41487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41487">
                <text:p>41487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18">
                <text:p>41520</text:p>
              </table:table-cell>
              <table:table-cell office:value-type="float" office:value="41518">
                <text:p>41518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48">
                <text:p>41550</text:p>
              </table:table-cell>
              <table:table-cell office:value-type="float" office:value="41548">
                <text:p>41548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41562">
                <text:p>41562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92">
                <text:p>41590</text:p>
              </table:table-cell>
              <table:table-cell office:value-type="float" office:value="41592">
                <text:p>4159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96">
                <text:p>41600</text:p>
              </table:table-cell>
              <table:table-cell office:value-type="float" office:value="41596">
                <text:p>41596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11">
                <text:p>41610</text:p>
              </table:table-cell>
              <table:table-cell office:value-type="float" office:value="41611">
                <text:p>41611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24">
                <text:p>41620</text:p>
              </table:table-cell>
              <table:table-cell office:value-type="float" office:value="41624">
                <text:p>41624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26">
                <text:p>41630</text:p>
              </table:table-cell>
              <table:table-cell office:value-type="float" office:value="41626">
                <text:p>41626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54">
                <text:p>41650</text:p>
              </table:table-cell>
              <table:table-cell office:value-type="float" office:value="41654">
                <text:p>41654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56">
                <text:p>41660</text:p>
              </table:table-cell>
              <table:table-cell office:value-type="float" office:value="41656">
                <text:p>41656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57">
                <text:p>41660</text:p>
              </table:table-cell>
              <table:table-cell office:value-type="float" office:value="41657">
                <text:p>41657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58">
                <text:p>41660</text:p>
              </table:table-cell>
              <table:table-cell office:value-type="float" office:value="41658">
                <text:p>4165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58">
                <text:p>41660</text:p>
              </table:table-cell>
              <table:table-cell office:value-type="float" office:value="41658">
                <text:p>41658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65">
                <text:p>41670</text:p>
              </table:table-cell>
              <table:table-cell office:value-type="float" office:value="41665">
                <text:p>41665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82">
                <text:p>41680</text:p>
              </table:table-cell>
              <table:table-cell office:value-type="float" office:value="41682">
                <text:p>41682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98">
                <text:p>41700</text:p>
              </table:table-cell>
              <table:table-cell office:value-type="float" office:value="41698">
                <text:p>41698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10">
                <text:p>41710</text:p>
              </table:table-cell>
              <table:table-cell office:value-type="float" office:value="41710">
                <text:p>41710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30.8858333333">
                <text:p>41730</text:p>
              </table:table-cell>
              <table:table-cell office:value-type="float" office:value="41730.8858333333">
                <text:p>41730.8858333333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</office:styles>
</office:document-styles>
</file>